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9e8f9" officeooo:paragraph-rsid="0009e8f9"/>
    </style:style>
    <style:style style:name="P2" style:family="paragraph" style:parent-style-name="Preformatted_20_Text">
      <style:text-properties officeooo:rsid="0009e8f9" officeooo:paragraph-rsid="000a953a"/>
    </style:style>
    <style:style style:name="P3" style:family="paragraph" style:parent-style-name="Preformatted_20_Text">
      <style:text-properties officeooo:rsid="000a953a" officeooo:paragraph-rsid="000a953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953a"/>
    </style:style>
    <style:style style:name="T3" style:family="text">
      <style:text-properties officeooo:rsid="000a953a"/>
    </style:style>
    <style:style style:name="T4" style:family="text">
      <style:text-properties officeooo:rsid="000c31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eur = {<text:span text:style-name="T1">numLicence</text:span>, nom, prénom, date de naissance, taille, poids, photo, poste<text:span text:style-name="T4">Pref</text:span>, etat, commentaire}</text:p>
      <text:p text:style-name="P1"/>
      <text:p text:style-name="P3">Match = {<text:span text:style-name="T1">id_match</text:span>, date, lieu, heure, nomTournoi}</text:p>
      <text:p text:style-name="P2"/>
      <text:p text:style-name="P1"><text:span text:style-name="T3">participer</text:span> = {<text:span text:style-name="T2">#numLicense</text:span><text:span text:style-name="T1">, </text:span><text:span text:style-name="T2">#id_match</text:span>,nomJoueur, prénomJoueur, Poste, titulaire o/n, <text:span text:style-name="T3">performance, nbRecep, nbRecepReussie, nbAttaque, nbAttaqueReussie, score</text:span>}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9T17:01:10.289836316</dc:date>
    <meta:editing-duration>PT2M39S</meta:editing-duration>
    <meta:editing-cycles>1</meta:editing-cycles>
    <meta:document-statistic meta:table-count="0" meta:image-count="0" meta:object-count="0" meta:page-count="1" meta:paragraph-count="3" meta:word-count="35" meta:character-count="312" meta:non-whitespace-character-count="279"/>
    <meta:generator>LibreOffice/6.1.5.2$Linux_X86_64 LibreOffice_project/10$Build-2</meta:generator>
  </office:meta>
</office:document-meta>
</file>